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table:formula="of:=SUM([.E2:.E4])"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1774" calcext:value-type="float">
            <text:p>17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Kredyt Opłacenie studiów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074.99" calcext:value-type="float">
            <text:p>1074.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700" calcext:value-type="float">
            <text:p>700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L Charge 5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table:style-name="ce2" table:formula="of:=SUM([.I24:.I26])"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9:34:24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11T19:38:19.932000000</dc:date>
    <meta:editing-duration>PT8H23M57S</meta:editing-duration>
    <meta:editing-cycles>24</meta:editing-cycles>
    <meta:generator>LibreOffice/24.2.4.2$Windows_X86_64 LibreOffice_project/51a6219feb6075d9a4c46691dcfe0cd9c4fff3c2</meta:generator>
    <meta:document-statistic meta:table-count="1" meta:cell-count="80" meta:object-count="0"/>
  </office:meta>
</office:document-meta>
</file>